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 style:data-style-name="N99"/>
    <style:style style:name="ce6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size="18pt" style:font-size-asian="18pt" style:font-size-complex="18pt"/>
    </style:style>
  </office:automatic-styles>
  <office:body>
    <office:spreadsheet>
      <table:table table:name="Feuille1" table:style-name="ta1" table:print="false">
        <table:table-column table:style-name="co1" table:number-columns-repeated="25" table:default-cell-style-name="Default"/>
        <table:table-column table:style-name="co1" table:default-cell-style-name="ce1"/>
        <table:table-column table:style-name="co1" table:number-columns-repeated="26" table:default-cell-style-name="Default"/>
        <table:table-row table:style-name="ro1">
          <table:table-cell office:value-type="string">
            <text:p>A</text:p>
          </table:table-cell>
          <table:table-cell office:value-type="float" office:value="1953312632">
            <text:p>1953312632</text:p>
          </table:table-cell>
          <table:table-cell office:value-type="float" office:value="1007305067">
            <text:p>1007305067</text:p>
          </table:table-cell>
          <table:table-cell office:value-type="float" office:value="1081595238">
            <text:p>1081595238</text:p>
          </table:table-cell>
          <table:table-cell office:value-type="float" office:value="1104628350">
            <text:p>1104628350</text:p>
          </table:table-cell>
          <table:table-cell office:value-type="float" office:value="43564234">
            <text:p>43564234</text:p>
          </table:table-cell>
          <table:table-cell office:value-type="float" office:value="2096614944">
            <text:p>2096614944</text:p>
          </table:table-cell>
          <table:table-cell office:value-type="float" office:value="2103662577">
            <text:p>2103662577</text:p>
          </table:table-cell>
          <table:table-cell office:value-type="float" office:value="188620824">
            <text:p>188620824</text:p>
          </table:table-cell>
          <table:table-cell office:value-type="float" office:value="1257548275">
            <text:p>1257548275</text:p>
          </table:table-cell>
          <table:table-cell office:value-type="float" office:value="877033824">
            <text:p>877033824</text:p>
          </table:table-cell>
          <table:table-cell office:value-type="float" office:value="533928273">
            <text:p>533928273</text:p>
          </table:table-cell>
          <table:table-cell office:value-type="float" office:value="1744525153">
            <text:p>1744525153</text:p>
          </table:table-cell>
          <table:table-cell office:value-type="float" office:value="1610018115">
            <text:p>1610018115</text:p>
          </table:table-cell>
          <table:table-cell office:value-type="float" office:value="1302074739">
            <text:p>1302074739</text:p>
          </table:table-cell>
          <table:table-cell office:value-type="float" office:value="142092880">
            <text:p>142092880</text:p>
          </table:table-cell>
          <table:table-cell office:value-type="float" office:value="1203477101">
            <text:p>1203477101</text:p>
          </table:table-cell>
          <table:table-cell office:value-type="float" office:value="638289000">
            <text:p>638289000</text:p>
          </table:table-cell>
          <table:table-cell office:value-type="float" office:value="1691207896">
            <text:p>1691207896</text:p>
          </table:table-cell>
          <table:table-cell office:value-type="float" office:value="1421314185">
            <text:p>1421314185</text:p>
          </table:table-cell>
          <table:table-cell office:value-type="float" office:value="1814842293">
            <text:p>1814842293</text:p>
          </table:table-cell>
          <table:table-cell office:value-type="float" office:value="844693298">
            <text:p>844693298</text:p>
          </table:table-cell>
          <table:table-cell office:value-type="float" office:value="293034349">
            <text:p>293034349</text:p>
          </table:table-cell>
          <table:table-cell/>
          <table:table-cell office:value-type="string">
            <text:p>N=22</text:p>
          </table:table-cell>
          <table:table-cell/>
          <table:table-cell office:value-type="string">
            <text:p>A</text:p>
          </table:table-cell>
          <table:table-cell office:value-type="string">
            <text:p>012FF778</text:p>
          </table:table-cell>
          <table:table-cell office:value-type="string">
            <text:p>Q</text:p>
          </table:table-cell>
          <table:table-cell office:value-type="string">
            <text:p>0161D7A8</text:p>
          </table:table-cell>
          <table:table-cell table:number-columns-repeated="20"/>
          <table:table-cell table:style-name="ce8" office:value-type="string" table:number-columns-spanned="2" table:number-rows-spanned="2">
            <text:p>Check</text:p>
          </table:table-cell>
          <table:covered-table-cell/>
        </table:table-row>
        <table:table-row table:style-name="ro1">
          <table:table-cell office:value-type="string">
            <text:p>B</text:p>
          </table:table-cell>
          <table:table-cell table:style-name="ce1" table:number-columns-repeated="9"/>
          <table:table-cell office:value-type="float" office:value="3872484998">
            <text:p>3872484998</text:p>
          </table:table-cell>
          <table:table-cell office:value-type="float" office:value="1358697781">
            <text:p>1358697781</text:p>
          </table:table-cell>
          <table:table-cell office:value-type="float" office:value="1438876247">
            <text:p>1438876247</text:p>
          </table:table-cell>
          <table:table-cell office:value-type="float" office:value="303687165">
            <text:p>303687165</text:p>
          </table:table-cell>
          <table:table-cell office:value-type="float" office:value="1691339135">
            <text:p>1691339135</text:p>
          </table:table-cell>
          <table:table-cell office:value-type="float" office:value="594182948">
            <text:p>594182948</text:p>
          </table:table-cell>
          <table:table-cell office:value-type="float" office:value="10652816">
            <text:p>10652816</text:p>
          </table:table-cell>
          <table:table-cell office:value-type="float" office:value="720997415">
            <text:p>720997415</text:p>
          </table:table-cell>
          <table:table-cell office:value-type="float" office:value="1761468921">
            <text:p>1761468921</text:p>
          </table:table-cell>
          <table:table-cell office:value-type="float" office:value="89957166">
            <text:p>89957166</text:p>
          </table:table-cell>
          <table:table-cell office:value-type="float" office:value="864880040">
            <text:p>864880040</text:p>
          </table:table-cell>
          <table:table-cell office:value-type="float" office:value="2090755820">
            <text:p>2090755820</text:p>
          </table:table-cell>
          <table:table-cell office:value-type="float" office:value="1125228701">
            <text:p>1125228701</text:p>
          </table:table-cell>
          <table:table-cell/>
          <table:table-cell office:value-type="string">
            <text:p>T = 13</text:p>
          </table:table-cell>
          <table:table-cell/>
          <table:table-cell office:value-type="string">
            <text:p>B</text:p>
          </table:table-cell>
          <table:table-cell office:value-type="string">
            <text:p>012FF73C</text:p>
          </table:table-cell>
          <table:table-cell office:value-type="string">
            <text:p>R</text:p>
          </table:table-cell>
          <table:table-cell office:value-type="string">
            <text:p>0161D7A8</text:p>
          </table:table-cell>
          <table:table-cell table:number-columns-repeated="20"/>
          <table:covered-table-cell table:number-columns-repeated="2"/>
        </table:table-row>
        <table:table-row table:style-name="ro1">
          <table:table-cell office:value-type="string">
            <text:p>R</text:p>
          </table:table-cell>
          <table:table-cell table:style-name="ce1" table:number-columns-repeated="9"/>
          <table:table-cell office:value-type="float" office:value="1653958660">
            <text:p>1653958660</text:p>
          </table:table-cell>
          <table:table-cell office:value-type="float" office:value="47390074">
            <text:p>47390074</text:p>
          </table:table-cell>
          <table:table-cell office:value-type="float" office:value="3402462427">
            <text:p>3402462427</text:p>
          </table:table-cell>
          <table:table-cell office:value-type="float" office:value="1820046964">
            <text:p>1820046964</text:p>
          </table:table-cell>
          <table:table-cell office:value-type="float" office:value="426599418">
            <text:p>426599418</text:p>
          </table:table-cell>
          <table:table-cell office:value-type="float" office:value="429906975">
            <text:p>429906975</text:p>
          </table:table-cell>
          <table:table-cell office:value-type="float" office:value="3435823235">
            <text:p>3435823235</text:p>
          </table:table-cell>
          <table:table-cell office:value-type="float" office:value="2490487792">
            <text:p>2490487792</text:p>
          </table:table-cell>
          <table:table-cell office:value-type="float" office:value="3335268908">
            <text:p>3335268908</text:p>
          </table:table-cell>
          <table:table-cell office:value-type="float" office:value="3166386563">
            <text:p>3166386563</text:p>
          </table:table-cell>
          <table:table-cell office:value-type="float" office:value="1634014391">
            <text:p>1634014391</text:p>
          </table:table-cell>
          <table:table-cell office:value-type="float" office:value="2437423851">
            <text:p>2437423851</text:p>
          </table:table-cell>
          <table:table-cell office:value-type="float" office:value="1701055259">
            <text:p>1701055259</text:p>
          </table:table-cell>
          <table:table-cell table:number-columns-repeated="29"/>
        </table:table-row>
        <table:table-row table:style-name="ro1">
          <table:table-cell table:style-name="ce1"/>
          <table:table-cell table:style-name="ce4" office:value-type="string" table:number-columns-spanned="6" table:number-rows-spanned="2">
            <text:p>Algorithme</text:p>
          </table:table-cell>
          <table:covered-table-cell table:number-columns-repeated="5"/>
          <table:table-cell table:style-name="ce1" table:number-columns-repeated="16"/>
          <table:table-cell table:number-columns-repeated="4"/>
          <table:table-cell table:style-name="ce4" office:value-type="string" table:number-columns-spanned="6" table:number-rows-spanned="2">
            <text:p>Programme</text:p>
          </table:table-cell>
          <table:covered-table-cell table:number-columns-repeated="5"/>
          <table:table-cell table:number-columns-repeated="19"/>
        </table:table-row>
        <table:table-row table:style-name="ro1">
          <table:table-cell table:style-name="ce1"/>
          <table:covered-table-cell table:number-columns-repeated="6"/>
          <table:table-cell table:style-name="ce1" table:number-columns-repeated="16"/>
          <table:table-cell table:number-columns-repeated="4"/>
          <table:covered-table-cell table:number-columns-repeated="6"/>
          <table:table-cell table:number-columns-repeated="19"/>
        </table:table-row>
        <table:table-row table:style-name="ro1">
          <table:table-cell office:value-type="string">
            <text:p>Qi</text:p>
          </table:table-cell>
          <table:table-cell table:style-name="ce1" table:number-columns-repeated="12"/>
          <table:table-cell table:number-columns-repeated="10" office:value-type="float" office:value="0">
            <text:p>0</text:p>
          </table:table-cell>
          <table:table-cell table:number-columns-repeated="3"/>
          <table:table-cell office:value-type="string">
            <text:p>Qi</text:p>
          </table:table-cell>
          <table:table-cell table:style-name="ce1" table:number-columns-repeated="12"/>
          <table:table-cell table:number-columns-repeated="10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6"/>
          <table:table-cell office:value-type="string">
            <text:p>Ri</text:p>
          </table:table-cell>
          <table:table-cell office:value-type="float" office:value="1953312632">
            <text:p>1953312632</text:p>
          </table:table-cell>
          <table:table-cell office:value-type="float" office:value="1007305067">
            <text:p>1007305067</text:p>
          </table:table-cell>
          <table:table-cell office:value-type="float" office:value="1081595238">
            <text:p>1081595238</text:p>
          </table:table-cell>
          <table:table-cell office:value-type="float" office:value="1104628350">
            <text:p>1104628350</text:p>
          </table:table-cell>
          <table:table-cell office:value-type="float" office:value="43564234">
            <text:p>43564234</text:p>
          </table:table-cell>
          <table:table-cell office:value-type="float" office:value="2096614944">
            <text:p>2096614944</text:p>
          </table:table-cell>
          <table:table-cell office:value-type="float" office:value="2103662577">
            <text:p>2103662577</text:p>
          </table:table-cell>
          <table:table-cell office:value-type="float" office:value="188620824">
            <text:p>188620824</text:p>
          </table:table-cell>
          <table:table-cell office:value-type="float" office:value="1257548275">
            <text:p>1257548275</text:p>
          </table:table-cell>
          <table:table-cell office:value-type="float" office:value="877033824">
            <text:p>877033824</text:p>
          </table:table-cell>
          <table:table-cell office:value-type="float" office:value="533928273">
            <text:p>533928273</text:p>
          </table:table-cell>
          <table:table-cell office:value-type="float" office:value="1744525153">
            <text:p>1744525153</text:p>
          </table:table-cell>
          <table:table-cell office:value-type="float" office:value="1610018115">
            <text:p>1610018115</text:p>
          </table:table-cell>
          <table:table-cell office:value-type="float" office:value="1302074739">
            <text:p>1302074739</text:p>
          </table:table-cell>
          <table:table-cell office:value-type="float" office:value="142092880">
            <text:p>142092880</text:p>
          </table:table-cell>
          <table:table-cell office:value-type="float" office:value="1203477101">
            <text:p>1203477101</text:p>
          </table:table-cell>
          <table:table-cell office:value-type="float" office:value="638289000">
            <text:p>638289000</text:p>
          </table:table-cell>
          <table:table-cell office:value-type="float" office:value="1691207896">
            <text:p>1691207896</text:p>
          </table:table-cell>
          <table:table-cell office:value-type="float" office:value="1421314185">
            <text:p>1421314185</text:p>
          </table:table-cell>
          <table:table-cell office:value-type="float" office:value="1814842293">
            <text:p>1814842293</text:p>
          </table:table-cell>
          <table:table-cell office:value-type="float" office:value="844693298">
            <text:p>844693298</text:p>
          </table:table-cell>
          <table:table-cell office:value-type="float" office:value="293034349">
            <text:p>293034349</text:p>
          </table:table-cell>
          <table:table-cell table:number-columns-repeated="3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3" office:value-type="string" table:number-columns-spanned="3" table:number-rows-spanned="2">
            <text:p>Boucle 2</text:p>
          </table:table-cell>
          <table:covered-table-cell table:number-columns-repeated="2"/>
          <table:table-cell table:number-columns-repeated="23"/>
          <table:table-cell table:style-name="ce3" office:value-type="string" table:number-columns-spanned="3" table:number-rows-spanned="2">
            <text:p>Boucle 2</text:p>
          </table:table-cell>
          <table:covered-table-cell table:number-columns-repeated="2"/>
          <table:table-cell table:number-columns-repeated="22"/>
        </table:table-row>
        <table:table-row table:style-name="ro1">
          <table:table-cell/>
          <table:covered-table-cell table:number-columns-repeated="3"/>
          <table:table-cell table:number-columns-repeated="23"/>
          <table:covered-table-cell table:number-columns-repeated="3"/>
          <table:table-cell table:number-columns-repeated="22"/>
        </table:table-row>
        <table:table-row table:style-name="ro1">
          <table:table-cell office:value-type="string">
            <text:p>r^(n-t)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3"/>
          <table:table-cell office:value-type="string">
            <text:p>r^(n-t)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B*r^(n-t)</text:p>
          </table:table-cell>
          <table:table-cell office:value-type="float" office:value="3872484998">
            <text:p>3872484998</text:p>
          </table:table-cell>
          <table:table-cell office:value-type="float" office:value="1358697781">
            <text:p>1358697781</text:p>
          </table:table-cell>
          <table:table-cell office:value-type="float" office:value="1438876247">
            <text:p>1438876247</text:p>
          </table:table-cell>
          <table:table-cell office:value-type="float" office:value="303687165">
            <text:p>303687165</text:p>
          </table:table-cell>
          <table:table-cell office:value-type="float" office:value="1691339135">
            <text:p>1691339135</text:p>
          </table:table-cell>
          <table:table-cell office:value-type="float" office:value="594182948">
            <text:p>594182948</text:p>
          </table:table-cell>
          <table:table-cell office:value-type="float" office:value="10652816">
            <text:p>10652816</text:p>
          </table:table-cell>
          <table:table-cell office:value-type="float" office:value="720997415">
            <text:p>720997415</text:p>
          </table:table-cell>
          <table:table-cell office:value-type="float" office:value="1761468921">
            <text:p>1761468921</text:p>
          </table:table-cell>
          <table:table-cell office:value-type="float" office:value="89957166">
            <text:p>89957166</text:p>
          </table:table-cell>
          <table:table-cell office:value-type="float" office:value="864880040">
            <text:p>864880040</text:p>
          </table:table-cell>
          <table:table-cell office:value-type="float" office:value="2090755820">
            <text:p>2090755820</text:p>
          </table:table-cell>
          <table:table-cell office:value-type="float" office:value="1125228701">
            <text:p>1125228701</text:p>
          </table:table-cell>
          <table:table-cell table:number-columns-repeated="9" office:value-type="float" office:value="0">
            <text:p>0</text:p>
          </table:table-cell>
          <table:table-cell table:number-columns-repeated="3"/>
          <table:table-cell office:value-type="string">
            <text:p>B*r^(n-t)</text:p>
          </table:table-cell>
          <table:table-cell office:value-type="float" office:value="3872484998">
            <text:p>3872484998</text:p>
          </table:table-cell>
          <table:table-cell office:value-type="float" office:value="1358697781">
            <text:p>1358697781</text:p>
          </table:table-cell>
          <table:table-cell office:value-type="float" office:value="1438876247">
            <text:p>1438876247</text:p>
          </table:table-cell>
          <table:table-cell office:value-type="float" office:value="303687165">
            <text:p>303687165</text:p>
          </table:table-cell>
          <table:table-cell office:value-type="float" office:value="1691339135">
            <text:p>1691339135</text:p>
          </table:table-cell>
          <table:table-cell office:value-type="float" office:value="594182948">
            <text:p>594182948</text:p>
          </table:table-cell>
          <table:table-cell office:value-type="float" office:value="10652816">
            <text:p>10652816</text:p>
          </table:table-cell>
          <table:table-cell office:value-type="float" office:value="720997415">
            <text:p>720997415</text:p>
          </table:table-cell>
          <table:table-cell office:value-type="float" office:value="1761468921">
            <text:p>1761468921</text:p>
          </table:table-cell>
          <table:table-cell office:value-type="float" office:value="89957166">
            <text:p>89957166</text:p>
          </table:table-cell>
          <table:table-cell office:value-type="float" office:value="864880040">
            <text:p>864880040</text:p>
          </table:table-cell>
          <table:table-cell office:value-type="float" office:value="2090755820">
            <text:p>2090755820</text:p>
          </table:table-cell>
          <table:table-cell office:value-type="float" office:value="1125228701">
            <text:p>1125228701</text:p>
          </table:table-cell>
          <table:table-cell table:number-columns-repeated="9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 &gt;= B*r^(n-t)</text:p>
          </table:table-cell>
          <table:table-cell/>
          <table:table-cell table:style-name="ce5" office:value-type="boolean" office:boolean-value="false">
            <text:p>FAUX</text:p>
          </table:table-cell>
          <table:table-cell table:number-columns-repeated="23"/>
          <table:table-cell office:value-type="string">
            <text:p>A &gt;= B*r^(n-t)</text:p>
          </table:table-cell>
          <table:table-cell/>
          <table:table-cell table:style-name="ce5" office:value-type="boolean" office:boolean-value="false">
            <text:p>FAUX</text:p>
          </table:table-cell>
          <table:table-cell table:number-columns-repeated="23"/>
        </table:table-row>
        <table:table-row table:style-name="ro1">
          <table:table-cell office:value-type="string">
            <text:p>Boucle 2, Itérée 0 fois</text:p>
          </table:table-cell>
          <table:table-cell table:number-columns-repeated="25"/>
          <table:table-cell office:value-type="string">
            <text:p>Boucle 2, Itérée 0 fois</text:p>
          </table:table-cell>
          <table:table-cell table:number-columns-repeated="25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3" office:value-type="string" table:number-columns-spanned="3" table:number-rows-spanned="2">
            <text:p>Boucle 3</text:p>
          </table:table-cell>
          <table:covered-table-cell table:number-columns-repeated="2"/>
          <table:table-cell table:number-columns-repeated="23"/>
          <table:table-cell table:style-name="ce3" office:value-type="string" table:number-columns-spanned="3" table:number-rows-spanned="2">
            <text:p>Boucle 3</text:p>
          </table:table-cell>
          <table:covered-table-cell table:number-columns-repeated="2"/>
          <table:table-cell table:number-columns-repeated="22"/>
        </table:table-row>
        <table:table-row table:style-name="ro1">
          <table:table-cell/>
          <table:covered-table-cell table:number-columns-repeated="3"/>
          <table:table-cell table:number-columns-repeated="23"/>
          <table:covered-table-cell table:number-columns-repeated="3"/>
          <table:table-cell table:number-columns-repeated="22"/>
        </table:table-row>
        <table:table-row table:style-name="ro2">
          <table:table-cell table:style-name="ce2" office:value-type="string">
            <text:p>i</text:p>
          </table:table-cell>
          <table:table-cell table:number-columns-repeated="25"/>
          <table:table-cell table:style-name="ce2" office:value-type="string">
            <text:p>i</text:p>
          </table:table-cell>
          <table:table-cell table:number-columns-repeated="25"/>
        </table:table-row>
        <table:table-row table:style-name="ro3">
          <table:table-cell table:style-name="ce3" office:value-type="float" office:value="21">
            <text:p>21</text:p>
          </table:table-cell>
          <table:table-cell table:number-columns-repeated="25"/>
          <table:table-cell table:style-name="ce3" office:value-type="float" office:value="21">
            <text:p>21</text:p>
          </table:table-cell>
          <table:table-cell table:number-columns-repeated="25"/>
        </table:table-row>
        <table:table-row table:style-name="ro1">
          <table:table-cell table:style-name="ce3" office:value-type="string" table:number-columns-spanned="1" table:number-rows-spanned="2">
            <text:p>a)</text:p>
          </table:table-cell>
          <table:table-cell table:formula="of:=[.B1]" office:value-type="float" office:value="1953312632">
            <text:p>1953312632</text:p>
          </table:table-cell>
          <table:table-cell table:style-name="ce6" office:value-type="string">
            <text:p>=</text:p>
          </table:table-cell>
          <table:table-cell table:formula="of:=[.K2]" office:value-type="float" office:value="3872484998">
            <text:p>3872484998</text:p>
          </table:table-cell>
          <table:table-cell table:number-columns-repeated="22"/>
          <table:table-cell table:style-name="ce3" office:value-type="string" table:number-columns-spanned="1" table:number-rows-spanned="2">
            <text:p>a)</text:p>
          </table:table-cell>
          <table:table-cell table:formula="of:=[.B1]" office:value-type="float" office:value="1953312632">
            <text:p>1953312632</text:p>
          </table:table-cell>
          <table:table-cell table:style-name="ce6" office:value-type="string">
            <text:p>&gt;</text:p>
          </table:table-cell>
          <table:table-cell office:value-type="float" office:value="3872484998">
            <text:p>3872484998</text:p>
          </table:table-cell>
          <table:table-cell table:number-columns-repeated="22"/>
        </table:table-row>
        <table:table-row table:style-name="ro1">
          <table:covered-table-cell/>
          <table:table-cell table:formula="of:=[.B20]=[.D20]" office:value-type="boolean" office:boolean-value="false">
            <text:p>FAUX</text:p>
          </table:table-cell>
          <table:table-cell/>
          <table:table-cell office:value-type="string">
            <text:p>Ai</text:p>
          </table:table-cell>
          <table:table-cell office:value-type="string">
            <text:p>=</text:p>
          </table:table-cell>
          <table:table-cell office:value-type="float" office:value="1953312632">
            <text:p>1953312632</text:p>
          </table:table-cell>
          <table:table-cell/>
          <table:table-cell office:value-type="string">
            <text:p>A(i-1)</text:p>
          </table:table-cell>
          <table:table-cell office:value-type="string">
            <text:p>=</text:p>
          </table:table-cell>
          <table:table-cell office:value-type="float" office:value="1007305067">
            <text:p>1007305067</text:p>
          </table:table-cell>
          <table:table-cell/>
          <table:table-cell office:value-type="string">
            <text:p>Q(i-t)</text:p>
          </table:table-cell>
          <table:table-cell table:formula="of:=INT(([.F21]*(2^32) + [.J21])/[.D20])" office:value-type="float" office:value="2166416107">
            <text:p>2166416107</text:p>
          </table:table-cell>
          <table:table-cell/>
          <table:table-cell office:value-type="string">
            <text:p>(i – t)</text:p>
          </table:table-cell>
          <table:table-cell table:formula="of:=[.A19]-13" office:value-type="float" office:value="8">
            <text:p>8</text:p>
          </table:table-cell>
          <table:table-cell table:number-columns-repeated="10"/>
          <table:covered-table-cell/>
          <table:table-cell table:style-name="ce5" office:value-type="boolean" office:boolean-value="false">
            <text:p>FAUX</text:p>
          </table:table-cell>
          <table:table-cell table:number-columns-repeated="24"/>
        </table:table-row>
        <table:table-row table:style-name="ro1">
          <table:table-cell office:value-type="string">
            <text:p>Qi</text:p>
          </table:table-cell>
          <table:table-cell table:style-name="ce1" table:number-columns-repeated="12"/>
          <table:table-cell office:value-type="float" office:value="0">
            <text:p>0</text:p>
          </table:table-cell>
          <table:table-cell table:formula="of:=[.M21]" office:value-type="float" office:value="2166416107">
            <text:p>2166416107</text:p>
          </table:table-cell>
          <table:table-cell table:number-columns-repeated="8" office:value-type="float" office:value="0">
            <text:p>0</text:p>
          </table:table-cell>
          <table:table-cell table:number-columns-repeated="3"/>
          <table:table-cell office:value-type="string">
            <text:p>Qi</text:p>
          </table:table-cell>
          <table:table-cell table:style-name="ce1" table:number-columns-repeated="12"/>
          <table:table-cell office:value-type="float" office:value="0">
            <text:p>0</text:p>
          </table:table-cell>
          <table:table-cell office:value-type="float" office:value="2166416107">
            <text:p>2166416107</text:p>
          </table:table-cell>
          <table:table-cell table:number-columns-repeated="8" office:value-type="float" office:value="0">
            <text:p>0</text:p>
          </table:table-cell>
          <table:table-cell table:number-columns-repeated="2"/>
          <table:table-cell table:formula="of:=([.N22] = [.AN22])  AND  ([.O22] = [.AO22])  AND  ([.P22] = [.AP22])  AND  ([.Q22] = [.AQ22])  AND  ([.R22] = [.AR22])  AND  ([.S22] = [.AS22])  AND  ([.T22] = [.AT22])  AND  ([.U22] = [.AU22])  AND  ([.V22] = [.AV22])  AND  ([.W22] = [.AW22])" office:value-type="boolean" office:boolean-value="true">
            <text:p>VRAI</text:p>
          </table:table-cell>
        </table:table-row>
        <table:table-row table:style-name="ro1">
          <table:table-cell table:style-name="ce2" office:value-type="string" table:number-columns-spanned="1" table:number-rows-spanned="2">
            <text:p>b)</text:p>
          </table:table-cell>
          <table:table-cell office:value-type="string">
            <text:p>B(t-1)</text:p>
          </table:table-cell>
          <table:table-cell office:value-type="string">
            <text:p>=</text:p>
          </table:table-cell>
          <table:table-cell office:value-type="float" office:value="3872484998">
            <text:p>3872484998</text:p>
          </table:table-cell>
          <table:table-cell/>
          <table:table-cell office:value-type="string">
            <text:p>B(t-2)</text:p>
          </table:table-cell>
          <table:table-cell office:value-type="string">
            <text:p>=</text:p>
          </table:table-cell>
          <table:table-cell office:value-type="float" office:value="1358697781">
            <text:p>1358697781</text:p>
          </table:table-cell>
          <table:table-cell/>
          <table:table-cell office:value-type="string">
            <text:p>Gauche</text:p>
          </table:table-cell>
          <table:table-cell office:value-type="string">
            <text:p>=</text:p>
          </table:table-cell>
          <table:table-cell table:formula="of:=[.M21]*([.D23]*(2^32)+[.H23])" office:value-type="float" office:value="3.60322582234504E+028">
            <text:p>36032258223450400000000000000</text:p>
          </table:table-cell>
          <table:table-cell table:style-name="ce7" office:value-type="string">
            <text:p>&gt;</text:p>
          </table:table-cell>
          <table:table-cell office:value-type="string">
            <text:p>Droite</text:p>
          </table:table-cell>
          <table:table-cell office:value-type="string">
            <text:p>=</text:p>
          </table:table-cell>
          <table:table-cell table:formula="of:=([.B1]*(2^64)+[.C1]*(2^32)+[.D1])" office:value-type="float" office:value="3.60322582227743E+028">
            <text:p>36032258222774300000000000000</text:p>
          </table:table-cell>
          <table:table-cell/>
          <table:table-cell table:formula="of:=[.L23]&gt;[.P23]" office:value-type="boolean" office:boolean-value="true">
            <text:p>VRAI</text:p>
          </table:table-cell>
          <table:table-cell/>
          <table:table-cell office:value-type="string">
            <text:p>Q(i-t)</text:p>
          </table:table-cell>
          <table:table-cell table:formula="of:=IF([.R23];[.M21]-1;[.M21])" office:value-type="float" office:value="2166416106">
            <text:p>2166416106</text:p>
          </table:table-cell>
          <table:table-cell table:number-columns-repeated="5"/>
          <table:table-cell table:style-name="ce2" office:value-type="string" table:number-columns-spanned="1" table:number-rows-spanned="2">
            <text:p>b)</text:p>
          </table:table-cell>
          <table:table-cell table:formula="of:=[.L23]" office:value-type="float" office:value="3.60322582234504E+028">
            <text:p>36032258223450400000000000000</text:p>
          </table:table-cell>
          <table:table-cell table:formula="of:=MOD([.AB23];2^32)" office:value-type="float" office:value="0">
            <text:p>0</text:p>
          </table:table-cell>
          <table:table-cell table:formula="of:=QUOTIENT(MOD([.L23];2^64);2^32)" office:value-type="float" office:value="1164718080">
            <text:p>1164718080</text:p>
          </table:table-cell>
          <table:table-cell table:formula="of:=QUOTIENT([.L23];2^64)" office:value-type="float" office:value="1953312632">
            <text:p>1953312632</text:p>
          </table:table-cell>
          <table:table-cell table:number-columns-repeated="3"/>
          <table:table-cell office:value-type="string">
            <text:p>a</text:p>
          </table:table-cell>
          <table:table-cell/>
          <table:table-cell office:value-type="float" office:value="2166416107">
            <text:p>2166416107</text:p>
          </table:table-cell>
          <table:table-cell table:number-columns-repeated="15"/>
        </table:table-row>
        <table:table-row table:style-name="ro1">
          <table:covered-table-cell/>
          <table:table-cell office:value-type="string">
            <text:p>B(t-1)</text:p>
          </table:table-cell>
          <table:table-cell office:value-type="string">
            <text:p>=</text:p>
          </table:table-cell>
          <table:table-cell office:value-type="float" office:value="3872484998">
            <text:p>3872484998</text:p>
          </table:table-cell>
          <table:table-cell/>
          <table:table-cell office:value-type="string">
            <text:p>B(t-2)</text:p>
          </table:table-cell>
          <table:table-cell office:value-type="string">
            <text:p>=</text:p>
          </table:table-cell>
          <table:table-cell office:value-type="float" office:value="1358697781">
            <text:p>1358697781</text:p>
          </table:table-cell>
          <table:table-cell/>
          <table:table-cell office:value-type="string">
            <text:p>Gauche</text:p>
          </table:table-cell>
          <table:table-cell office:value-type="string">
            <text:p>=</text:p>
          </table:table-cell>
          <table:table-cell table:formula="of:=[.U23]*([.D24]*(2^32)+[.H24])" office:value-type="float" office:value="3.60322582068182E+028">
            <text:p>36032258206818200000000000000</text:p>
          </table:table-cell>
          <table:table-cell table:style-name="ce7" office:value-type="string">
            <text:p>&gt;</text:p>
          </table:table-cell>
          <table:table-cell office:value-type="string">
            <text:p>Droite</text:p>
          </table:table-cell>
          <table:table-cell office:value-type="string">
            <text:p>=</text:p>
          </table:table-cell>
          <table:table-cell table:formula="of:=[.P23]" office:value-type="float" office:value="3.60322582227743E+028">
            <text:p>36032258222774300000000000000</text:p>
          </table:table-cell>
          <table:table-cell/>
          <table:table-cell table:formula="of:=[.L24]&gt;[.P24]" office:value-type="boolean" office:boolean-value="false">
            <text:p>FAUX</text:p>
          </table:table-cell>
          <table:table-cell/>
          <table:table-cell office:value-type="string">
            <text:p>Q(i-t)</text:p>
          </table:table-cell>
          <table:table-cell table:formula="of:=IF([.R24];[.U23]-1;[.U23])" office:value-type="float" office:value="2166416106">
            <text:p>2166416106</text:p>
          </table:table-cell>
          <table:table-cell table:number-columns-repeated="5"/>
          <table:covered-table-cell/>
          <table:table-cell table:formula="of:=[.L23]" office:value-type="float" office:value="3.60322582234504E+028" table:number-columns-spanned="6" table:number-rows-spanned="1">
            <text:p>36032258223450400000000000000</text:p>
          </table:table-cell>
          <table:covered-table-cell table:number-columns-repeated="5"/>
          <table:table-cell/>
          <table:table-cell office:value-type="string">
            <text:p>b</text:p>
          </table:table-cell>
          <table:table-cell office:value-type="float" office:value="3872484998">
            <text:p>3872484998</text:p>
          </table:table-cell>
          <table:table-cell office:value-type="float" office:value="1358697781">
            <text:p>1358697781</text:p>
          </table:table-cell>
          <table:table-cell table:number-columns-repeated="2"/>
          <table:table-cell office:value-type="float" office:value="685338107">
            <text:p>685338107</text:p>
          </table:table-cell>
          <table:table-cell/>
          <table:table-cell office:value-type="float" office:value="1953312632">
            <text:p>1953312632</text:p>
          </table:table-cell>
          <table:table-cell office:value-type="float" office:value="1164717821">
            <text:p>1164717821</text:p>
          </table:table-cell>
          <table:table-cell office:value-type="float" office:value="1036009895">
            <text:p>1036009895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7"/>
          <table:table-cell table:number-columns-repeated="14"/>
          <table:table-cell table:style-name="ce5"/>
          <table:table-cell table:number-columns-repeated="24"/>
        </table:table-row>
        <table:table-row table:style-name="ro1">
          <table:table-cell office:value-type="string">
            <text:p>Qi</text:p>
          </table:table-cell>
          <table:table-cell table:style-name="ce1" table:number-columns-repeated="12"/>
          <table:table-cell office:value-type="float" office:value="0">
            <text:p>0</text:p>
          </table:table-cell>
          <table:table-cell table:formula="of:=[.U24]" office:value-type="float" office:value="2166416106">
            <text:p>2166416106</text:p>
          </table:table-cell>
          <table:table-cell table:number-columns-repeated="8" office:value-type="float" office:value="0">
            <text:p>0</text:p>
          </table:table-cell>
          <table:table-cell table:number-columns-repeated="3"/>
          <table:table-cell office:value-type="string">
            <text:p>Qi</text:p>
          </table:table-cell>
          <table:table-cell table:style-name="ce1" table:number-columns-repeated="12"/>
          <table:table-cell office:value-type="float" office:value="0">
            <text:p>0</text:p>
          </table:table-cell>
          <table:table-cell office:value-type="float" office:value="2166416106">
            <text:p>2166416106</text:p>
          </table:table-cell>
          <table:table-cell table:number-columns-repeated="8" office:value-type="float" office:value="0">
            <text:p>0</text:p>
          </table:table-cell>
          <table:table-cell table:number-columns-repeated="2"/>
          <table:table-cell table:formula="of:=([.N26] = [.AN26])  AND  ([.O26] = [.AO26])  AND  ([.P26] = [.AP26])  AND  ([.Q26] = [.AQ26])  AND  ([.R26] = [.AR26])  AND  ([.S26] = [.AS26])  AND  ([.T26] = [.AT26])  AND  ([.U26] = [.AU26])  AND  ([.V26] = [.AV26])  AND  ([.W26] = [.AW26])" office:value-type="boolean" office:boolean-value="true">
            <text:p>VRAI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3">
            <text:p>c)</text:p>
          </table:table-cell>
          <table:table-cell office:value-type="string">
            <text:p>Q(i-t)*B*r^(i-t)</text:p>
          </table:table-cell>
          <table:table-cell/>
          <table:table-cell table:formula="of:=3872484998*[.O26]+[.E29]" office:value-type="float" office:value="8.38941387059592E+018">
            <text:p>8389413870595920000</text:p>
          </table:table-cell>
          <table:table-cell table:formula="of:=1358697781*[.O26]+[.F29]" office:value-type="float" office:value="2.94350475667064E+018">
            <text:p>2943504756670640000</text:p>
          </table:table-cell>
          <table:table-cell table:formula="of:=1438876247*[.O26]+[.G29]" office:value-type="float" office:value="3.11720467619482E+018">
            <text:p>3117204676194820000</text:p>
          </table:table-cell>
          <table:table-cell table:formula="of:=303687165*[.O26]+[.H29]" office:value-type="float" office:value="6.57912766294605E+017">
            <text:p>657912766294605000</text:p>
          </table:table-cell>
          <table:table-cell table:formula="of:=1691339135*[.O26]+[.I29]" office:value-type="float" office:value="3.66414434307182E+018">
            <text:p>3664144343071820000</text:p>
          </table:table-cell>
          <table:table-cell table:formula="of:=594182948*[.O26]+[.J29]" office:value-type="float" office:value="1.28724750846313E+018">
            <text:p>1287247508463130000</text:p>
          </table:table-cell>
          <table:table-cell table:formula="of:=10652816*[.O26]+[.K29]" office:value-type="float" office:value="2.30784325203314E+016">
            <text:p>23078432520331400</text:p>
          </table:table-cell>
          <table:table-cell table:formula="of:=720997415*[.O26]+[.L29]" office:value-type="float" office:value="1.56198041312887E+018">
            <text:p>1561980413128870000</text:p>
          </table:table-cell>
          <table:table-cell table:formula="of:=1761468921*[.O26]+[.M29]" office:value-type="float" office:value="3.81607464071822E+018">
            <text:p>3816074640718220000</text:p>
          </table:table-cell>
          <table:table-cell table:formula="of:=89957166*[.O26]+[.N29]" office:value-type="float" office:value="1.94884653708768E+017">
            <text:p>194884653708768000</text:p>
          </table:table-cell>
          <table:table-cell table:formula="of:=864880040*[.O26]+[.O29]" office:value-type="float" office:value="1.87369004946852E+018">
            <text:p>1873690049468520000</text:p>
          </table:table-cell>
          <table:table-cell table:formula="of:=(2090755820*[.O26])+[.P29]" office:value-type="float" office:value="4.52944708272881E+018">
            <text:p>4529447082728810000</text:p>
          </table:table-cell>
          <table:table-cell table:formula="of:=(1125228701*[.O26])" office:value-type="float" office:value="2.43771358077986E+018">
            <text:p>2437713580779860000</text:p>
          </table:table-cell>
          <table:table-cell table:formula="of:=2^32" office:value-type="float" office:value="4294967296">
            <text:p>4294967296</text:p>
          </table:table-cell>
          <table:table-cell table:number-columns-repeated="9"/>
          <table:table-cell table:style-name="ce2" office:value-type="string" table:number-columns-spanned="1" table:number-rows-spanned="3">
            <text:p>c)</text:p>
          </table:table-cell>
          <table:table-cell office:value-type="string">
            <text:p>Q(i-t)*B*r^(i-t)</text:p>
          </table:table-cell>
          <table:table-cell table:number-columns-repeated="24"/>
        </table:table-row>
        <table:table-row table:style-name="ro1">
          <table:covered-table-cell table:style-name="ce2"/>
          <table:table-cell office:value-type="string">
            <text:p>=</text:p>
          </table:table-cell>
          <table:table-cell/>
          <table:table-cell table:formula="of:=QUOTIENT([.D28];[.Q28])" office:value-type="float" office:value="1953312631">
            <text:p>1953312631</text:p>
          </table:table-cell>
          <table:table-cell table:formula="of:=QUOTIENT([.E28];[.Q28])" office:value-type="float" office:value="685338107">
            <text:p>685338107</text:p>
          </table:table-cell>
          <table:table-cell table:formula="of:=QUOTIENT([.F28];[.Q28])" office:value-type="float" office:value="725780771">
            <text:p>725780771</text:p>
          </table:table-cell>
          <table:table-cell table:formula="of:=QUOTIENT([.G28];[.Q28])" office:value-type="float" office:value="153182252">
            <text:p>153182252</text:p>
          </table:table-cell>
          <table:table-cell table:formula="of:=QUOTIENT([.H28];[.Q28])" office:value-type="float" office:value="853125085">
            <text:p>853125085</text:p>
          </table:table-cell>
          <table:table-cell table:formula="of:=QUOTIENT([.I28];[.Q28])" office:value-type="float" office:value="299710665">
            <text:p>299710665</text:p>
          </table:table-cell>
          <table:table-cell table:formula="of:=QUOTIENT([.J28];[.Q28])" office:value-type="float" office:value="5373366">
            <text:p>5373366</text:p>
          </table:table-cell>
          <table:table-cell table:formula="of:=QUOTIENT([.K28];[.Q28])" office:value-type="float" office:value="363676904">
            <text:p>363676904</text:p>
          </table:table-cell>
          <table:table-cell table:formula="of:=QUOTIENT([.L28];[.Q28])" office:value-type="float" office:value="888499114">
            <text:p>888499114</text:p>
          </table:table-cell>
          <table:table-cell table:formula="of:=QUOTIENT([.M28];[.Q28])" office:value-type="float" office:value="45375119">
            <text:p>45375119</text:p>
          </table:table-cell>
          <table:table-cell table:formula="of:=QUOTIENT([.N28];[.Q28])" office:value-type="float" office:value="436252460">
            <text:p>436252460</text:p>
          </table:table-cell>
          <table:table-cell table:formula="of:=QUOTIENT([.O28];[.Q28])" office:value-type="float" office:value="1054594079">
            <text:p>1054594079</text:p>
          </table:table-cell>
          <table:table-cell table:formula="of:=QUOTIENT([.P28];[.Q28])" office:value-type="float" office:value="567574422">
            <text:p>567574422</text:p>
          </table:table-cell>
          <table:table-cell table:number-columns-repeated="10"/>
          <table:covered-table-cell table:style-name="ce2"/>
          <table:table-cell office:value-type="string">
            <text:p>=</text:p>
          </table:table-cell>
          <table:table-cell table:number-columns-repeated="24"/>
        </table:table-row>
        <table:table-row table:style-name="ro1">
          <table:covered-table-cell/>
          <table:table-cell table:formula="of:=MOD([.D29];[.Q28])" office:value-type="float" office:value="1953312631">
            <text:p>1953312631</text:p>
          </table:table-cell>
          <table:table-cell table:formula="of:=MOD([.D28];[.Q28])" office:value-type="float" office:value="1587200000">
            <text:p>1587200000</text:p>
          </table:table-cell>
          <table:table-cell table:formula="of:=MOD([.E28];[.Q28])" office:value-type="float" office:value="403092992">
            <text:p>403092992</text:p>
          </table:table-cell>
          <table:table-cell table:formula="of:=MOD([.F28];[.Q28])" office:value-type="float" office:value="684151296">
            <text:p>684151296</text:p>
          </table:table-cell>
          <table:table-cell table:formula="of:=MOD([.G28];[.Q28])" office:value-type="float" office:value="3626974080">
            <text:p>3626974080</text:p>
          </table:table-cell>
          <table:table-cell table:formula="of:=MOD([.H28];[.Q28])" office:value-type="float" office:value="3599598592">
            <text:p>3599598592</text:p>
          </table:table-cell>
          <table:table-cell table:formula="of:=MOD([.I28];[.Q28])" office:value-type="float" office:value="4025722112">
            <text:p>4025722112</text:p>
          </table:table-cell>
          <table:table-cell table:formula="of:=MOD([.J28];[.Q28])" office:value-type="float" office:value="1280893064">
            <text:p>1280893064</text:p>
          </table:table-cell>
          <table:table-cell table:formula="of:=MOD([.K28];[.Q28])" office:value-type="float" office:value="4138333696">
            <text:p>4138333696</text:p>
          </table:table-cell>
          <table:table-cell table:formula="of:=MOD([.L28];[.Q28])" office:value-type="float" office:value="3563240960">
            <text:p>3563240960</text:p>
          </table:table-cell>
          <table:table-cell table:formula="of:=MOD([.M28];[.Q28])" office:value-type="float" office:value="1551659808">
            <text:p>1551659808</text:p>
          </table:table-cell>
          <table:table-cell table:formula="of:=MOD([.N28];[.Q28])" office:value-type="float" office:value="968970240">
            <text:p>968970240</text:p>
          </table:table-cell>
          <table:table-cell table:formula="of:=MOD([.O28];[.Q28])" office:value-type="float" office:value="2868571136">
            <text:p>2868571136</text:p>
          </table:table-cell>
          <table:table-cell table:formula="of:=MOD([.P28];[.Q28])" office:value-type="float" office:value="243755520">
            <text:p>243755520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FAUX : Overflow</text:p>
          </table:table-cell>
          <table:table-cell table:number-columns-repeated="2"/>
          <table:covered-table-cell/>
          <table:table-cell office:value-type="float" office:value="1953312631">
            <text:p>1953312631</text:p>
          </table:table-cell>
          <table:table-cell office:value-type="float" office:value="1587200119">
            <text:p>1587200119</text:p>
          </table:table-cell>
          <table:table-cell office:value-type="float" office:value="403092885">
            <text:p>403092885</text:p>
          </table:table-cell>
          <table:table-cell office:value-type="float" office:value="684151218">
            <text:p>684151218</text:p>
          </table:table-cell>
          <table:table-cell office:value-type="float" office:value="3626973983">
            <text:p>3626973983</text:p>
          </table:table-cell>
          <table:table-cell office:value-type="float" office:value="3599598815">
            <text:p>3599598815</text:p>
          </table:table-cell>
          <table:table-cell office:value-type="float" office:value="4025722014">
            <text:p>4025722014</text:p>
          </table:table-cell>
          <table:table-cell office:value-type="float" office:value="1280893064">
            <text:p>1280893064</text:p>
          </table:table-cell>
          <table:table-cell office:value-type="float" office:value="4138333520">
            <text:p>4138333520</text:p>
          </table:table-cell>
          <table:table-cell office:value-type="float" office:value="3563241001">
            <text:p>3563241001</text:p>
          </table:table-cell>
          <table:table-cell office:value-type="float" office:value="1551659832">
            <text:p>1551659832</text:p>
          </table:table-cell>
          <table:table-cell office:value-type="float" office:value="968970159">
            <text:p>968970159</text:p>
          </table:table-cell>
          <table:table-cell office:value-type="float" office:value="2868570958">
            <text:p>2868570958</text:p>
          </table:table-cell>
          <table:table-cell office:value-type="float" office:value="243755394">
            <text:p>243755394</text:p>
          </table:table-cell>
          <table:table-cell table:number-columns-repeated="8" office:value-type="float" office:value="0">
            <text:p>0</text:p>
          </table:table-cell>
          <table:table-cell table:number-columns-repeated="2"/>
          <table:table-cell table:formula="of:=([.N30] = [.AN30])  AND  ([.O30] = [.AO30])  AND  ([.P30] = [.AP30])  AND  ([.Q30] = [.AQ30])  AND  ([.R30] = [.AR30])  AND  ([.S30] = [.AS30])  AND  ([.T30] = [.AT30])  AND  ([.U30] = [.AU30])  AND  ([.V30] = [.AV30])  AND  ([.W30] = [.AW30])" office:value-type="boolean" office:boolean-value="false">
            <text:p>FAUX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d)</text:p>
          </table:table-cell>
          <table:table-cell office:value-type="string">
            <text:p>A &gt; 0</text:p>
          </table:table-cell>
          <table:table-cell table:number-columns-repeated="24"/>
          <table:table-cell table:style-name="ce2" office:value-type="string" table:number-columns-spanned="1" table:number-rows-spanned="2">
            <text:p>d)</text:p>
          </table:table-cell>
          <table:table-cell office:value-type="string">
            <text:p>A = 0</text:p>
          </table:table-cell>
          <table:table-cell table:number-columns-repeated="24"/>
        </table:table-row>
        <table:table-row table:style-name="ro1">
          <table:covered-table-cell/>
          <table:table-cell table:style-name="ce5" office:value-type="boolean" office:boolean-value="false">
            <text:p>FAUX</text:p>
          </table:table-cell>
          <table:table-cell table:number-columns-repeated="24"/>
          <table:covered-table-cell/>
          <table:table-cell table:style-name="ce5" office:value-type="boolean" office:boolean-value="false">
            <text:p>FAUX</text:p>
          </table:table-cell>
          <table:table-cell table:number-columns-repeated="24"/>
        </table:table-row>
        <table:table-row table:style-name="ro1">
          <table:table-cell/>
          <table:table-cell table:style-name="ce5"/>
          <table:table-cell table:number-columns-repeated="25"/>
          <table:table-cell table:style-name="ce5"/>
          <table:table-cell table:number-columns-repeated="24"/>
        </table:table-row>
        <table:table-row table:style-name="ro1">
          <table:table-cell office:value-type="string">
            <text:p>A</text:p>
          </table:table-cell>
          <table:table-cell table:formula="of:=MOD([.B1]-[.B30];[.Q28])" office:value-type="float" office:value="1">
            <text:p>1</text:p>
          </table:table-cell>
          <table:table-cell table:formula="of:=MOD([.C1]-[.C30]-1;[.Q28])" office:value-type="float" office:value="3715072362">
            <text:p>3715072362</text:p>
          </table:table-cell>
          <table:table-cell table:formula="of:=MOD([.D1]-[.D30];[.Q28])" office:value-type="float" office:value="678502246">
            <text:p>678502246</text:p>
          </table:table-cell>
          <table:table-cell table:formula="of:=MOD([.E1]-[.E30];[.Q28])" office:value-type="float" office:value="420477054">
            <text:p>420477054</text:p>
          </table:table-cell>
          <table:table-cell table:formula="of:=MOD([.F1]-[.F30]-1;[.Q28])" office:value-type="float" office:value="711557449">
            <text:p>711557449</text:p>
          </table:table-cell>
          <table:table-cell table:formula="of:=MOD([.G1]-[.G30]-1;[.Q28])" office:value-type="float" office:value="2791983647">
            <text:p>2791983647</text:p>
          </table:table-cell>
          <table:table-cell table:formula="of:=MOD([.H1]-[.H30]-1;[.Q28])" office:value-type="float" office:value="2372907760">
            <text:p>2372907760</text:p>
          </table:table-cell>
          <table:table-cell table:formula="of:=MOD([.I1]-[.I30]-1;[.Q28])" office:value-type="float" office:value="3202695055">
            <text:p>3202695055</text:p>
          </table:table-cell>
          <table:table-cell table:formula="of:=MOD([.J1]-[.J30]-1;[.Q28])" office:value-type="float" office:value="1414181874">
            <text:p>1414181874</text:p>
          </table:table-cell>
          <table:table-cell table:formula="of:=MOD([.K1]-[.K30]-1;[.Q28])" office:value-type="float" office:value="1608760159">
            <text:p>1608760159</text:p>
          </table:table-cell>
          <table:table-cell table:formula="of:=MOD([.L1]-[.L30]-1;[.Q28])" office:value-type="float" office:value="3277235760">
            <text:p>3277235760</text:p>
          </table:table-cell>
          <table:table-cell table:formula="of:=MOD([.M1]-[.M30];[.Q28])" office:value-type="float" office:value="775554913">
            <text:p>775554913</text:p>
          </table:table-cell>
          <table:table-cell table:formula="of:=MOD([.N1]-[.N30]-1;[.Q28])" office:value-type="float" office:value="3036414274">
            <text:p>3036414274</text:p>
          </table:table-cell>
          <table:table-cell table:formula="of:=MOD([.O1]-[.O30];[.Q28])" office:value-type="float" office:value="1058319219">
            <text:p>1058319219</text:p>
          </table:table-cell>
          <table:table-cell table:formula="of:=MOD([.P1]-[.P30];[.Q28])" office:value-type="float" office:value="142092880">
            <text:p>142092880</text:p>
          </table:table-cell>
          <table:table-cell table:formula="of:=MOD([.Q1]-[.Q30];[.Q28])" office:value-type="float" office:value="1203477101">
            <text:p>1203477101</text:p>
          </table:table-cell>
          <table:table-cell table:formula="of:=MOD([.R1]-[.R30];[.Q28])" office:value-type="float" office:value="638289000">
            <text:p>638289000</text:p>
          </table:table-cell>
          <table:table-cell table:formula="of:=MOD([.S1]-[.S30];[.Q28])" office:value-type="float" office:value="1691207896">
            <text:p>1691207896</text:p>
          </table:table-cell>
          <table:table-cell table:formula="of:=MOD([.T1]-[.T30];[.Q28])" office:value-type="float" office:value="1421314185">
            <text:p>1421314185</text:p>
          </table:table-cell>
          <table:table-cell table:formula="of:=MOD([.U1]-[.U30];[.Q28])" office:value-type="float" office:value="1814842293">
            <text:p>1814842293</text:p>
          </table:table-cell>
          <table:table-cell table:formula="of:=MOD([.V1]-[.V30];[.Q28])" office:value-type="float" office:value="844693298">
            <text:p>844693298</text:p>
          </table:table-cell>
          <table:table-cell table:formula="of:=MOD([.W1]-[.W30];[.Q28])" office:value-type="float" office:value="293034349">
            <text:p>293034349</text:p>
          </table:table-cell>
          <table:table-cell table:number-columns-repeated="3"/>
          <table:table-cell office:value-type="string">
            <text:p>Ri</text:p>
          </table:table-cell>
          <table:table-cell table:style-name="ce5"/>
          <table:table-cell office:value-type="float" office:value="3715072244">
            <text:p>3715072244</text:p>
          </table:table-cell>
          <table:table-cell office:value-type="float" office:value="678502353">
            <text:p>678502353</text:p>
          </table:table-cell>
          <table:table-cell office:value-type="float" office:value="420477131">
            <text:p>420477131</text:p>
          </table:table-cell>
          <table:table-cell office:value-type="float" office:value="711557546">
            <text:p>711557546</text:p>
          </table:table-cell>
          <table:table-cell office:value-type="float" office:value="2791983424">
            <text:p>2791983424</text:p>
          </table:table-cell>
          <table:table-cell office:value-type="float" office:value="2372907858">
            <text:p>2372907858</text:p>
          </table:table-cell>
          <table:table-cell office:value-type="float" office:value="3502695055">
            <text:p>3502695055</text:p>
          </table:table-cell>
          <table:table-cell office:value-type="float" office:value="1414182050">
            <text:p>1414182050</text:p>
          </table:table-cell>
          <table:table-cell office:value-type="float" office:value="1608760118">
            <text:p>1608760118</text:p>
          </table:table-cell>
          <table:table-cell office:value-type="float" office:value="3277235737">
            <text:p>3277235737</text:p>
          </table:table-cell>
          <table:table-cell office:value-type="float" office:value="77554993">
            <text:p>77554993</text:p>
          </table:table-cell>
          <table:table-cell office:value-type="float" office:value="3036414453">
            <text:p>3036414453</text:p>
          </table:table-cell>
          <table:table-cell office:value-type="float" office:value="1058319345">
            <text:p>1058319345</text:p>
          </table:table-cell>
          <table:table-cell office:value-type="float" office:value="142092880">
            <text:p>142092880</text:p>
          </table:table-cell>
          <table:table-cell office:value-type="float" office:value="1203477101">
            <text:p>1203477101</text:p>
          </table:table-cell>
          <table:table-cell office:value-type="float" office:value="638389000">
            <text:p>638389000</text:p>
          </table:table-cell>
          <table:table-cell office:value-type="float" office:value="1691207896">
            <text:p>1691207896</text:p>
          </table:table-cell>
          <table:table-cell office:value-type="float" office:value="142131485">
            <text:p>142131485</text:p>
          </table:table-cell>
          <table:table-cell office:value-type="float" office:value="1814842293">
            <text:p>1814842293</text:p>
          </table:table-cell>
          <table:table-cell office:value-type="float" office:value="844693298">
            <text:p>844693298</text:p>
          </table:table-cell>
          <table:table-cell office:value-type="float" office:value="293034349">
            <text:p>293034349</text:p>
          </table:table-cell>
          <table:table-cell table:number-columns-repeated="3"/>
        </table:table-row>
        <table:table-row table:style-name="ro1">
          <table:table-cell table:number-columns-repeated="52"/>
        </table:table-row>
        <table:table-row table:style-name="ro3">
          <table:table-cell table:style-name="ce3" table:formula="of:=[.A19]-1" office:value-type="float" office:value="20">
            <text:p>20</text:p>
          </table:table-cell>
          <table:table-cell table:number-columns-repeated="51"/>
        </table:table-row>
        <table:table-row table:style-name="ro1">
          <table:table-cell table:style-name="ce3" office:value-type="string" table:number-columns-spanned="1" table:number-rows-spanned="2">
            <text:p>a)</text:p>
          </table:table-cell>
          <table:table-cell table:formula="of:=[.C1]" office:value-type="float" office:value="1007305067">
            <text:p>1007305067</text:p>
          </table:table-cell>
          <table:table-cell table:style-name="ce6" office:value-type="string">
            <text:p>=</text:p>
          </table:table-cell>
          <table:table-cell table:formula="of:=[.K2]" office:value-type="float" office:value="3872484998">
            <text:p>3872484998</text:p>
          </table:table-cell>
          <table:table-cell table:number-columns-repeated="48"/>
        </table:table-row>
        <table:table-row table:style-name="ro1">
          <table:covered-table-cell/>
          <table:table-cell table:formula="of:=[.B38]=[.D38]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b)</text:p>
          </table:table-cell>
          <table:table-cell office:value-type="string">
            <text:p>Q(i-t) = 0</text:p>
          </table:table-cell>
          <table:table-cell table:number-columns-repeated="50"/>
        </table:table-row>
        <table:table-row table:style-name="ro1">
          <table:covered-table-cell/>
          <table:table-cell table:style-name="ce5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c)</text:p>
          </table:table-cell>
          <table:table-cell table:number-columns-repeated="51"/>
        </table:table-row>
        <table:table-row table:style-name="ro1">
          <table:covered-table-cell/>
          <table:table-cell office:value-type="string">
            <text:p>A inchangé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d)</text:p>
          </table:table-cell>
          <table:table-cell office:value-type="string">
            <text:p>A = 0</text:p>
          </table:table-cell>
          <table:table-cell table:number-columns-repeated="50"/>
        </table:table-row>
        <table:table-row table:style-name="ro1">
          <table:covered-table-cell/>
          <table:table-cell table:style-name="ce5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3">
          <table:table-cell table:style-name="ce3" table:formula="of:=[.A37]-1" office:value-type="float" office:value="19">
            <text:p>19</text:p>
          </table:table-cell>
          <table:table-cell table:number-columns-repeated="51"/>
        </table:table-row>
        <table:table-row table:style-name="ro1">
          <table:table-cell table:style-name="ce3" office:value-type="string" table:number-columns-spanned="1" table:number-rows-spanned="2">
            <text:p>a)</text:p>
          </table:table-cell>
          <table:table-cell table:formula="of:=[.D1]" office:value-type="float" office:value="1081595238">
            <text:p>1081595238</text:p>
          </table:table-cell>
          <table:table-cell table:style-name="ce6" office:value-type="string">
            <text:p>=</text:p>
          </table:table-cell>
          <table:table-cell office:value-type="float" office:value="3872484998">
            <text:p>3872484998</text:p>
          </table:table-cell>
          <table:table-cell table:number-columns-repeated="48"/>
        </table:table-row>
        <table:table-row table:style-name="ro1">
          <table:covered-table-cell/>
          <table:table-cell table:formula="of:=[.B51]=[.D51]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b)</text:p>
          </table:table-cell>
          <table:table-cell office:value-type="string">
            <text:p>Q(i-t) = 0</text:p>
          </table:table-cell>
          <table:table-cell table:number-columns-repeated="50"/>
        </table:table-row>
        <table:table-row table:style-name="ro1">
          <table:covered-table-cell/>
          <table:table-cell table:style-name="ce5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c)</text:p>
          </table:table-cell>
          <table:table-cell table:number-columns-repeated="51"/>
        </table:table-row>
        <table:table-row table:style-name="ro1">
          <table:covered-table-cell/>
          <table:table-cell office:value-type="string">
            <text:p>A inchangé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d)</text:p>
          </table:table-cell>
          <table:table-cell office:value-type="string">
            <text:p>A = 0</text:p>
          </table:table-cell>
          <table:table-cell table:number-columns-repeated="50"/>
        </table:table-row>
        <table:table-row table:style-name="ro1">
          <table:covered-table-cell/>
          <table:table-cell table:style-name="ce5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3">
          <table:table-cell table:style-name="ce3" table:formula="of:=[.A50]-1" office:value-type="float" office:value="18">
            <text:p>18</text:p>
          </table:table-cell>
          <table:table-cell table:number-columns-repeated="51"/>
        </table:table-row>
        <table:table-row table:style-name="ro1">
          <table:table-cell table:style-name="ce3" office:value-type="string" table:number-columns-spanned="1" table:number-rows-spanned="2">
            <text:p>a)</text:p>
          </table:table-cell>
          <table:table-cell table:formula="of:=[.E1]" office:value-type="float" office:value="1104628350">
            <text:p>1104628350</text:p>
          </table:table-cell>
          <table:table-cell table:style-name="ce6" office:value-type="string">
            <text:p>=</text:p>
          </table:table-cell>
          <table:table-cell office:value-type="float" office:value="3872484998">
            <text:p>3872484998</text:p>
          </table:table-cell>
          <table:table-cell table:number-columns-repeated="48"/>
        </table:table-row>
        <table:table-row table:style-name="ro1">
          <table:covered-table-cell/>
          <table:table-cell table:formula="of:=[.B64]=[.D64]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b)</text:p>
          </table:table-cell>
          <table:table-cell office:value-type="string">
            <text:p>Q(i-t) = 0</text:p>
          </table:table-cell>
          <table:table-cell table:number-columns-repeated="50"/>
        </table:table-row>
        <table:table-row table:style-name="ro1">
          <table:covered-table-cell/>
          <table:table-cell table:style-name="ce5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c)</text:p>
          </table:table-cell>
          <table:table-cell table:number-columns-repeated="51"/>
        </table:table-row>
        <table:table-row table:style-name="ro1">
          <table:covered-table-cell/>
          <table:table-cell office:value-type="string">
            <text:p>A inchangé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d)</text:p>
          </table:table-cell>
          <table:table-cell office:value-type="string">
            <text:p>A = 0</text:p>
          </table:table-cell>
          <table:table-cell table:number-columns-repeated="50"/>
        </table:table-row>
        <table:table-row table:style-name="ro1">
          <table:covered-table-cell/>
          <table:table-cell table:style-name="ce5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3">
          <table:table-cell table:style-name="ce3" table:formula="of:=[.A63]-1" office:value-type="float" office:value="17">
            <text:p>17</text:p>
          </table:table-cell>
          <table:table-cell table:number-columns-repeated="51"/>
        </table:table-row>
        <table:table-row table:style-name="ro1">
          <table:table-cell table:style-name="ce3" office:value-type="string" table:number-columns-spanned="1" table:number-rows-spanned="2">
            <text:p>a)</text:p>
          </table:table-cell>
          <table:table-cell table:formula="of:=[.F1]" office:value-type="float" office:value="43564234">
            <text:p>43564234</text:p>
          </table:table-cell>
          <table:table-cell table:style-name="ce6" office:value-type="string">
            <text:p>=</text:p>
          </table:table-cell>
          <table:table-cell office:value-type="float" office:value="3872484998">
            <text:p>3872484998</text:p>
          </table:table-cell>
          <table:table-cell table:number-columns-repeated="48"/>
        </table:table-row>
        <table:table-row table:style-name="ro1">
          <table:covered-table-cell/>
          <table:table-cell table:formula="of:=[.B77]=[.D77]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b)</text:p>
          </table:table-cell>
          <table:table-cell office:value-type="string">
            <text:p>Q(i-t) = 0</text:p>
          </table:table-cell>
          <table:table-cell table:number-columns-repeated="50"/>
        </table:table-row>
        <table:table-row table:style-name="ro1">
          <table:covered-table-cell/>
          <table:table-cell table:style-name="ce5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c)</text:p>
          </table:table-cell>
          <table:table-cell table:number-columns-repeated="51"/>
        </table:table-row>
        <table:table-row table:style-name="ro1">
          <table:covered-table-cell/>
          <table:table-cell office:value-type="string">
            <text:p>A inchangé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d)</text:p>
          </table:table-cell>
          <table:table-cell office:value-type="string">
            <text:p>A = 0</text:p>
          </table:table-cell>
          <table:table-cell table:number-columns-repeated="50"/>
        </table:table-row>
        <table:table-row table:style-name="ro1">
          <table:covered-table-cell/>
          <table:table-cell table:style-name="ce5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3">
          <table:table-cell table:style-name="ce3" table:formula="of:=[.A76]-1" office:value-type="float" office:value="16">
            <text:p>16</text:p>
          </table:table-cell>
          <table:table-cell table:number-columns-repeated="51"/>
        </table:table-row>
        <table:table-row table:style-name="ro1">
          <table:table-cell table:style-name="ce3" office:value-type="string" table:number-columns-spanned="1" table:number-rows-spanned="2">
            <text:p>a)</text:p>
          </table:table-cell>
          <table:table-cell table:formula="of:=[.G1]" office:value-type="float" office:value="2096614944">
            <text:p>2096614944</text:p>
          </table:table-cell>
          <table:table-cell table:style-name="ce6" office:value-type="string">
            <text:p>=</text:p>
          </table:table-cell>
          <table:table-cell office:value-type="float" office:value="3872484998">
            <text:p>3872484998</text:p>
          </table:table-cell>
          <table:table-cell table:number-columns-repeated="48"/>
        </table:table-row>
        <table:table-row table:style-name="ro1">
          <table:covered-table-cell/>
          <table:table-cell table:formula="of:=[.B90]=[.D90]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b)</text:p>
          </table:table-cell>
          <table:table-cell office:value-type="string">
            <text:p>Q(i-t) = 0</text:p>
          </table:table-cell>
          <table:table-cell table:number-columns-repeated="50"/>
        </table:table-row>
        <table:table-row table:style-name="ro1">
          <table:covered-table-cell/>
          <table:table-cell table:style-name="ce5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c)</text:p>
          </table:table-cell>
          <table:table-cell table:number-columns-repeated="51"/>
        </table:table-row>
        <table:table-row table:style-name="ro1">
          <table:covered-table-cell/>
          <table:table-cell office:value-type="string">
            <text:p>A inchangé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d)</text:p>
          </table:table-cell>
          <table:table-cell office:value-type="string">
            <text:p>A = 0</text:p>
          </table:table-cell>
          <table:table-cell table:number-columns-repeated="50"/>
        </table:table-row>
        <table:table-row table:style-name="ro1">
          <table:covered-table-cell/>
          <table:table-cell table:style-name="ce5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3">
          <table:table-cell table:style-name="ce3" table:formula="of:=[.A89]-1" office:value-type="float" office:value="15">
            <text:p>15</text:p>
          </table:table-cell>
          <table:table-cell table:number-columns-repeated="51"/>
        </table:table-row>
        <table:table-row table:style-name="ro1">
          <table:table-cell table:style-name="ce3" office:value-type="string" table:number-columns-spanned="1" table:number-rows-spanned="2">
            <text:p>a)</text:p>
          </table:table-cell>
          <table:table-cell table:formula="of:=[.H1]" office:value-type="float" office:value="2103662577">
            <text:p>2103662577</text:p>
          </table:table-cell>
          <table:table-cell table:style-name="ce6" office:value-type="string">
            <text:p>=</text:p>
          </table:table-cell>
          <table:table-cell office:value-type="float" office:value="3872484998">
            <text:p>3872484998</text:p>
          </table:table-cell>
          <table:table-cell table:number-columns-repeated="48"/>
        </table:table-row>
        <table:table-row table:style-name="ro1">
          <table:covered-table-cell/>
          <table:table-cell table:formula="of:=[.B103]=[.D103]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b)</text:p>
          </table:table-cell>
          <table:table-cell office:value-type="string">
            <text:p>Q(i-t) = 0</text:p>
          </table:table-cell>
          <table:table-cell table:number-columns-repeated="50"/>
        </table:table-row>
        <table:table-row table:style-name="ro1">
          <table:covered-table-cell/>
          <table:table-cell table:style-name="ce5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c)</text:p>
          </table:table-cell>
          <table:table-cell table:number-columns-repeated="51"/>
        </table:table-row>
        <table:table-row table:style-name="ro1">
          <table:covered-table-cell/>
          <table:table-cell office:value-type="string">
            <text:p>A inchangé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d)</text:p>
          </table:table-cell>
          <table:table-cell office:value-type="string">
            <text:p>A = 0</text:p>
          </table:table-cell>
          <table:table-cell table:number-columns-repeated="50"/>
        </table:table-row>
        <table:table-row table:style-name="ro1">
          <table:covered-table-cell/>
          <table:table-cell table:style-name="ce5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3">
          <table:table-cell table:style-name="ce3" table:formula="of:=[.A102]-1" office:value-type="float" office:value="14">
            <text:p>14</text:p>
          </table:table-cell>
          <table:table-cell table:number-columns-repeated="51"/>
        </table:table-row>
        <table:table-row table:style-name="ro1">
          <table:table-cell table:style-name="ce3" office:value-type="string" table:number-columns-spanned="1" table:number-rows-spanned="2">
            <text:p>a)</text:p>
          </table:table-cell>
          <table:table-cell table:formula="of:=[.I1]" office:value-type="float" office:value="188620824">
            <text:p>188620824</text:p>
          </table:table-cell>
          <table:table-cell table:style-name="ce6" office:value-type="string">
            <text:p>=</text:p>
          </table:table-cell>
          <table:table-cell office:value-type="float" office:value="3872484998">
            <text:p>3872484998</text:p>
          </table:table-cell>
          <table:table-cell table:number-columns-repeated="48"/>
        </table:table-row>
        <table:table-row table:style-name="ro1">
          <table:covered-table-cell/>
          <table:table-cell table:formula="of:=[.B116]=[.D116]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b)</text:p>
          </table:table-cell>
          <table:table-cell office:value-type="string">
            <text:p>Q(i-t) = 0</text:p>
          </table:table-cell>
          <table:table-cell table:number-columns-repeated="50"/>
        </table:table-row>
        <table:table-row table:style-name="ro1">
          <table:covered-table-cell/>
          <table:table-cell table:style-name="ce5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c)</text:p>
          </table:table-cell>
          <table:table-cell table:number-columns-repeated="51"/>
        </table:table-row>
        <table:table-row table:style-name="ro1">
          <table:covered-table-cell/>
          <table:table-cell office:value-type="string">
            <text:p>A inchangé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d)</text:p>
          </table:table-cell>
          <table:table-cell office:value-type="string">
            <text:p>A = 0</text:p>
          </table:table-cell>
          <table:table-cell table:number-columns-repeated="50"/>
        </table:table-row>
        <table:table-row table:style-name="ro1">
          <table:covered-table-cell/>
          <table:table-cell table:style-name="ce5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3">
          <table:table-cell table:style-name="ce3" table:formula="of:=[.A115]-1" office:value-type="float" office:value="13">
            <text:p>13</text:p>
          </table:table-cell>
          <table:table-cell table:number-columns-repeated="51"/>
        </table:table-row>
        <table:table-row table:style-name="ro1">
          <table:table-cell table:style-name="ce3" office:value-type="string" table:number-columns-spanned="1" table:number-rows-spanned="2">
            <text:p>a)</text:p>
          </table:table-cell>
          <table:table-cell table:formula="of:=[.J1]" office:value-type="float" office:value="1257548275">
            <text:p>1257548275</text:p>
          </table:table-cell>
          <table:table-cell table:style-name="ce6" office:value-type="string">
            <text:p>&gt;</text:p>
          </table:table-cell>
          <table:table-cell office:value-type="float" office:value="3872484998">
            <text:p>3872484998</text:p>
          </table:table-cell>
          <table:table-cell table:number-columns-repeated="48"/>
        </table:table-row>
        <table:table-row table:style-name="ro1">
          <table:covered-table-cell/>
          <table:table-cell table:formula="of:=[.B129]=[.D129]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b)</text:p>
          </table:table-cell>
          <table:table-cell office:value-type="string">
            <text:p>Q(i-t) = 0</text:p>
          </table:table-cell>
          <table:table-cell table:number-columns-repeated="50"/>
        </table:table-row>
        <table:table-row table:style-name="ro1">
          <table:covered-table-cell/>
          <table:table-cell table:style-name="ce5" office:value-type="boolean" office:boolean-value="false">
            <text:p>FAUX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c)</text:p>
          </table:table-cell>
          <table:table-cell table:number-columns-repeated="51"/>
        </table:table-row>
        <table:table-row table:style-name="ro1">
          <table:covered-table-cell/>
          <table:table-cell office:value-type="string">
            <text:p>A inchangé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 table:style-name="ce2" office:value-type="string" table:number-columns-spanned="1" table:number-rows-spanned="2">
            <text:p>d)</text:p>
          </table:table-cell>
          <table:table-cell office:value-type="string">
            <text:p>A = 0</text:p>
          </table:table-cell>
          <table:table-cell table:number-columns-repeated="50"/>
        </table:table-row>
        <table:table-row table:style-name="ro1">
          <table:covered-table-cell/>
          <table:table-cell table:style-name="ce5" office:value-type="boolean" office:boolean-value="false">
            <text:p>FAUX</text:p>
          </table:table-cell>
          <table:table-cell table:number-columns-repeated="5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2">12/05/2021</text:date>, <text:time>21:2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13:38:10.82</meta:creation-date>
    <dc:date>2021-05-12T21:21:16.75</dc:date>
    <meta:editing-duration>PT6H41M22S</meta:editing-duration>
    <meta:editing-cycles>7</meta:editing-cycles>
    <meta:generator>OpenOffice/4.1.9$Win32 OpenOffice.org_project/419m1$Build-9805</meta:generator>
    <meta:document-statistic meta:table-count="3" meta:cell-count="547" meta:object-count="0"/>
  </office:meta>
</office:document-meta>
</file>